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3cd2" officeooo:paragraph-rsid="00113cd2"/>
    </style:style>
    <style:style style:name="P2" style:family="paragraph" style:parent-style-name="Standard">
      <style:paragraph-properties fo:text-align="start" style:justify-single-word="false"/>
      <style:text-properties officeooo:rsid="00113cd2" officeooo:paragraph-rsid="00113c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-book management System</text:p>
      <text:p text:style-name="P2">Problem Description:</text:p>
      <text:p text:style-name="P2"><text:tab/></text:p>
      <text:p text:style-name="P2">The main objective of this project is to aid the users to buy books online.</text:p>
      <text:p text:style-name="P2"><text:s/><text:tab/>This project has three main modu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0:44:55.017877121</meta:creation-date>
    <dc:date>2018-05-10T10:53:44.780172069</dc:date>
    <meta:editing-duration>P0D</meta:editing-duration>
    <meta:editing-cycles>1</meta:editing-cycles>
    <meta:document-statistic meta:table-count="0" meta:image-count="0" meta:object-count="0" meta:page-count="1" meta:paragraph-count="5" meta:word-count="26" meta:character-count="158" meta:non-whitespace-character-count="133"/>
    <meta:generator>LibreOffice/4.2.8.2$Linux_x86 LibreOffice_project/420m0$Build-2</meta:generator>
  </office:meta>
</office:document-meta>
</file>